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 Garamond" svg:font-family="'EB Garamond'"/>
    <style:font-face style:name="Gillus" svg:font-family="Gillus"/>
    <style:font-face style:name="EB Garamond 08" svg:font-family="'EB Garamond 08'" style:font-pitch="variable"/>
    <style:font-face style:name="EB Garamond 12" svg:font-family="'EB Garamond 12'" style:font-pitch="variable"/>
    <style:font-face style:name="EB Garamond 121" svg:font-family="'EB Garamond 12'" style:font-adornments="12 Regular" style:font-pitch="variable"/>
    <style:font-face style:name="Gillius ADF" svg:font-family="'Gillius ADF'" style:font-pitch="variable"/>
    <style:font-face style:name="Gillius ADF1" svg:font-family="'Gillius ADF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4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margin-left="0cm" fo:margin-right="0cm" fo:text-align="center" fo:text-indent="0cm"/>
      <style:text-properties style:font-name="Gillus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Gillus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EB Garamond 12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4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Tools and infrastructure</text:span></text:p>
            <text:p text:style-name="P1"><text:span text:style-name="T2"/></text:p>
            <text:p text:style-name="P3"><text:span text:style-name="T4"/></text:p>
            <text:p text:style-name="P2"><text:span text:style-name="T5">01/23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Why Pyth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General language</text:p>
              </text:list-item>
              <text:list-item>
                <text:p>Great libraries</text:p>
              </text:list-item>
              <text:list-item>
                <text:p>Easy to learn / use</text:p>
              </text:list-item>
              <text:list-item>
                <text:p>Contenders: R (Scala?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The two language problem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Python ...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2 vs 3</text:p>
              </text:list-item>
              <text:list-item>
                <text:p>Package management</text:p>
              </text:list-item>
              <text:list-item>
                <text:p>Virtual environments</text:p>
              </text:list-item>
              <text:list-item>
                <text:p>Conda / pip</text:p>
              </text:list-item>
              <text:list-item>
                <text:p>Wheels</text:p>
              </text:list-item>
              <text:list-item>
                <text:p>Conda for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Dynamic Typing issue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Editor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lake8 / pyflake</text:p>
              </text:list-item>
              <text:list-item>
                <text:p>Scripted / weak typing: Have a syntax checker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Intera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Importance of quick repl loop</text:p>
              </text:list-item>
              <text:list-item>
                <text:p>Benefits and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B Garamond" svg:font-family="'EB Garamond'"/>
    <style:font-face style:name="Gillus" svg:font-family="Gillus"/>
    <style:font-face style:name="EB Garamond 08" svg:font-family="'EB Garamond 08'" style:font-pitch="variable"/>
    <style:font-face style:name="EB Garamond 12" svg:font-family="'EB Garamond 12'" style:font-pitch="variable"/>
    <style:font-face style:name="EB Garamond 121" svg:font-family="'EB Garamond 12'" style:font-adornments="12 Regular" style:font-pitch="variable"/>
    <style:font-face style:name="Gillius ADF" svg:font-family="'Gillius ADF'" style:font-pitch="variable"/>
    <style:font-face style:name="Gillius ADF1" svg:font-family="'Gillius ADF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1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1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EB Garamond 121" fo:font-family="'EB Garamond 12'" style:font-style-name="12 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3:24:35.078194996</meta:creation-date>
    <dc:date>2017-01-10T12:34:50.817023152</dc:date>
    <meta:editing-duration>P3DT22H50M</meta:editing-duration>
    <meta:editing-cycles>5</meta:editing-cycles>
    <meta:generator>LibreOffice/5.2.2.2$Linux_X86_64 LibreOffice_project/20m0$Build-2</meta:generator>
    <meta:document-statistic meta:object-count="48"/>
  </office:meta>
</office:document-meta>
</file>